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2 Switch List</text:p>
      <text:p text:style-name="P2"/>
      <text:list xml:id="list851327119167224997" text:style-name="L2">
        <text:list-item>
          <text:p text:style-name="P3">Autonomous</text:p>
          <text:list>
            <text:list-item>
              <text:p text:style-name="P3">3-way</text:p>
            </text:list-item>
          </text:list>
        </text:list-item>
        <text:list-item>
          <text:p text:style-name="P3">Harvester</text:p>
          <text:list>
            <text:list-item>
              <text:p text:style-name="P3">3-way</text:p>
            </text:list-item>
          </text:list>
        </text:list-item>
        <text:list-item>
          <text:p text:style-name="P3">Ramp</text:p>
          <text:list>
            <text:list-item>
              <text:p text:style-name="P3">3-way</text:p>
            </text:list-item>
          </text:list>
        </text:list-item>
        <text:list-item>
          <text:p text:style-name="P3">Elevator Advance/Shoot</text:p>
          <text:list>
            <text:list-item>
              <text:p text:style-name="P3">Button</text:p>
            </text:list-item>
          </text:list>
        </text:list-item>
        <text:list-item>
          <text:p text:style-name="P3">Find</text:p>
          <text:list>
            <text:list-item>
              <text:p text:style-name="P3">Butt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3:16:30.29</meta:creation-date>
    <meta:document-statistic meta:table-count="0" meta:image-count="0" meta:object-count="0" meta:page-count="1" meta:paragraph-count="11" meta:word-count="24" meta:character-count="102"/>
    <dc:date>2013-02-16T13:21:48.96</dc:date>
    <meta:editing-duration>PT5M24S</meta:editing-duration>
    <meta:editing-cycles>1</meta:editing-cycles>
    <meta:generator>OpenOffice.org/3.4.1$Win32 OpenOffice.org_project/341m1$Build-9593</meta:generator>
  </office:meta>
</office:document-meta>
</file>